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size="14pt" fo:font-weight="bold" officeooo:rsid="000a0e82" officeooo:paragraph-rsid="0015f43f" style:font-size-asian="14pt" style:font-weight-asian="bold" style:font-size-complex="14pt" style:font-weight-complex="bold"/>
    </style:style>
    <style:style style:name="P2" style:family="paragraph" style:parent-style-name="Text_20_body">
      <style:paragraph-properties fo:margin-left="0in" fo:margin-right="0in" fo:orphans="2" fo:widows="2" fo:text-indent="0in" style:auto-text-indent="false"/>
      <style:text-properties fo:font-size="14pt" fo:font-weight="bold" officeooo:rsid="000a0e82" officeooo:paragraph-rsid="004075ff" style:font-size-asian="14pt" style:font-weight-asian="bold" style:font-size-complex="14pt" style:font-weight-complex="bold"/>
    </style:style>
    <style:style style:name="P3" style:family="paragraph" style:parent-style-name="Text_20_body">
      <style:paragraph-properties fo:margin-left="0in" fo:margin-right="0in" fo:orphans="2" fo:widows="2" fo:text-indent="0in" style:auto-text-indent="false"/>
      <style:text-properties style:font-name="Bahnschrift" fo:font-size="12pt" fo:font-weight="bold" officeooo:rsid="0015f43f" officeooo:paragraph-rsid="0015f43f" style:font-size-asian="10.5pt" style:font-weight-asian="bold" style:font-size-complex="12pt" style:font-weight-complex="bold"/>
    </style:style>
    <style:style style:name="P4" style:family="paragraph" style:parent-style-name="Text_20_body">
      <style:paragraph-properties fo:margin-left="0in" fo:margin-right="0in" fo:orphans="2" fo:widows="2" fo:text-indent="0in" style:auto-text-indent="false"/>
      <style:text-properties style:font-name="Bahnschrift" fo:font-size="12pt" fo:font-weight="bold" officeooo:rsid="0030fe49" officeooo:paragraph-rsid="0030fe49" style:font-size-asian="10.5pt" style:font-weight-asian="bold" style:font-size-complex="12pt" style:font-weight-complex="bold"/>
    </style:style>
    <style:style style:name="P5" style:family="paragraph" style:parent-style-name="Text_20_body">
      <style:paragraph-properties fo:margin-left="0in" fo:margin-right="0in" fo:orphans="2" fo:widows="2" fo:text-indent="0in" style:auto-text-indent="false"/>
      <style:text-properties style:font-name="Bahnschrift" fo:font-size="12pt" fo:font-weight="bold" officeooo:rsid="000a0e82" officeooo:paragraph-rsid="00293cf6" style:font-size-asian="12pt" style:font-weight-asian="bold" style:font-size-complex="12pt" style:font-weight-complex="bold"/>
    </style:style>
    <style:style style:name="P6" style:family="paragraph" style:parent-style-name="Text_20_body">
      <style:paragraph-properties fo:margin-left="0in" fo:margin-right="0in" fo:orphans="2" fo:widows="2" fo:text-indent="0in" style:auto-text-indent="false"/>
      <style:text-properties style:font-name="Bahnschrift" fo:font-size="12pt" fo:font-weight="normal" officeooo:rsid="000a0e82" officeooo:paragraph-rsid="0015f43f" style:font-size-asian="10.5pt" style:font-weight-asian="normal" style:font-size-complex="12pt" style:font-weight-complex="normal"/>
    </style:style>
    <style:style style:name="P7" style:family="paragraph" style:parent-style-name="Text_20_body">
      <style:paragraph-properties fo:margin-left="0in" fo:margin-right="0in" fo:orphans="2" fo:widows="2" fo:text-indent="0in" style:auto-text-indent="false"/>
      <style:text-properties style:font-name="Bahnschrift" fo:font-size="12pt" fo:font-weight="normal" officeooo:rsid="0030fe49" officeooo:paragraph-rsid="0030fe49" style:font-size-asian="10.5pt" style:font-weight-asian="normal" style:font-size-complex="12pt" style:font-weight-complex="normal"/>
    </style:style>
    <style:style style:name="P8" style:family="paragraph" style:parent-style-name="Text_20_body">
      <style:paragraph-properties fo:margin-left="0in" fo:margin-right="0in" fo:orphans="2" fo:widows="2" fo:text-indent="0in" style:auto-text-indent="false"/>
      <style:text-properties style:font-name="Bahnschrift" fo:font-size="12pt" fo:font-weight="normal" officeooo:rsid="0030fe49" officeooo:paragraph-rsid="0034d5d1" style:font-size-asian="10.5pt" style:font-weight-asian="normal" style:font-size-complex="12pt" style:font-weight-complex="normal"/>
    </style:style>
    <style:style style:name="P9" style:family="paragraph" style:parent-style-name="Standard">
      <style:text-properties style:font-name="Bahnschrift" fo:font-weight="bold" style:font-weight-asian="bold" style:font-weight-complex="bold"/>
    </style:style>
    <style:style style:name="P10" style:family="paragraph" style:parent-style-name="Standard">
      <style:text-properties style:font-name="Bahnschrift" fo:font-weight="bold" officeooo:paragraph-rsid="0034d5d1" style:font-weight-asian="bold" style:font-weight-complex="bold"/>
    </style:style>
    <style:style style:name="P11" style:family="paragraph" style:parent-style-name="Text_20_body">
      <style:paragraph-properties fo:margin-left="0in" fo:margin-right="0in" fo:orphans="2" fo:widows="2" fo:text-indent="0in" style:auto-text-indent="false"/>
      <style:text-properties style:font-name="Bahnschrift" fo:font-weight="bold" officeooo:paragraph-rsid="0034d5d1" style:font-weight-asian="bold" style:font-weight-complex="bold"/>
    </style:style>
    <style:style style:name="P12" style:family="paragraph" style:parent-style-name="Text_20_body">
      <style:paragraph-properties fo:margin-left="0in" fo:margin-right="0in" fo:orphans="2" fo:widows="2" fo:text-indent="0in" style:auto-text-indent="false"/>
      <style:text-properties style:font-name="Bahnschrift" fo:font-weight="bold" officeooo:paragraph-rsid="003ca583" style:font-weight-asian="bold" style:font-weight-complex="bold"/>
    </style:style>
    <style:style style:name="P13" style:family="paragraph" style:parent-style-name="Text_20_body">
      <style:paragraph-properties fo:margin-left="0in" fo:margin-right="0in" fo:orphans="2" fo:widows="2" fo:text-indent="0in" style:auto-text-indent="false"/>
      <style:text-properties style:font-name="Bahnschrift" fo:font-size="14pt" fo:font-weight="bold" officeooo:rsid="0030fe49" officeooo:paragraph-rsid="0030fe49" style:font-size-asian="14pt" style:font-weight-asian="bold" style:font-size-complex="14pt" style:font-weight-complex="bold"/>
    </style:style>
    <style:style style:name="P14" style:family="paragraph" style:parent-style-name="Text_20_body">
      <style:paragraph-properties fo:margin-left="0in" fo:margin-right="0in" fo:orphans="2" fo:widows="2" fo:text-indent="0in" style:auto-text-indent="false"/>
      <style:text-properties style:font-name="Bahnschrift" officeooo:paragraph-rsid="0034d5d1"/>
    </style:style>
    <style:style style:name="P15" style:family="paragraph" style:parent-style-name="Text_20_body">
      <style:text-properties officeooo:paragraph-rsid="00342018"/>
    </style:style>
    <style:style style:name="P16" style:family="paragraph" style:parent-style-name="Text_20_body">
      <style:paragraph-properties fo:margin-left="0in" fo:margin-right="0in" fo:orphans="2" fo:widows="2" fo:text-indent="0in" style:auto-text-indent="false"/>
      <style:text-properties officeooo:paragraph-rsid="0015f43f"/>
    </style:style>
    <style:style style:name="P17" style:family="paragraph" style:parent-style-name="Text_20_body">
      <style:paragraph-properties fo:margin-left="0in" fo:margin-right="0in" fo:orphans="2" fo:widows="2" fo:text-indent="0in" style:auto-text-indent="false"/>
      <style:text-properties officeooo:paragraph-rsid="003ca583"/>
    </style:style>
    <style:style style:name="P18" style:family="paragraph" style:parent-style-name="Text_20_body">
      <style:text-properties officeooo:paragraph-rsid="00403a86"/>
    </style:style>
    <style:style style:name="P19" style:family="paragraph" style:parent-style-name="Standard">
      <style:text-properties style:font-name="Bahnschrift" fo:font-size="12pt" fo:font-weight="bold" officeooo:rsid="000a0e82" style:font-size-asian="12pt" style:font-weight-asian="bold" style:font-size-complex="12pt" style:font-weight-complex="bold"/>
    </style:style>
    <style:style style:name="P20" style:family="paragraph" style:parent-style-name="Heading_20_1" style:list-style-name=""/>
    <style:style style:name="P21" style:family="paragraph" style:parent-style-name="Text_20_body">
      <style:paragraph-properties fo:margin-left="0in" fo:margin-right="0in" fo:orphans="2" fo:widows="2" fo:text-indent="0in" style:auto-text-indent="false"/>
      <style:text-properties style:font-name="Bahnschrift" fo:font-size="18pt" fo:font-weight="bold" officeooo:rsid="0030fe49" officeooo:paragraph-rsid="0030fe49" style:font-size-asian="18pt" style:font-weight-asian="bold" style:font-size-complex="18pt" style:font-weight-complex="bold"/>
    </style:style>
    <style:style style:name="P22" style:family="paragraph" style:parent-style-name="Text_20_body">
      <style:paragraph-properties fo:margin-left="0in" fo:margin-right="0in" fo:orphans="2" fo:widows="2" fo:text-indent="0in" style:auto-text-indent="false"/>
      <style:text-properties style:font-name="Bahnschrift" fo:font-size="12pt" fo:font-weight="normal" officeooo:paragraph-rsid="0046ad1a" style:font-size-asian="10.5pt" style:font-weight-asian="normal" style:font-size-complex="12pt" style:font-weight-complex="normal"/>
    </style:style>
    <style:style style:name="P23" style:family="paragraph" style:parent-style-name="Text_20_body">
      <style:paragraph-properties fo:margin-left="0in" fo:margin-right="0in" fo:orphans="2" fo:widows="2" fo:text-indent="0in" style:auto-text-indent="false"/>
      <style:text-properties style:font-name="Bahnschrift" fo:font-weight="bold" officeooo:paragraph-rsid="003ca583" style:font-weight-asian="bold" style:font-weight-complex="bold"/>
    </style:style>
    <style:style style:name="P24" style:family="paragraph" style:parent-style-name="Text_20_body">
      <style:paragraph-properties fo:margin-left="0in" fo:margin-right="0in" fo:orphans="2" fo:widows="2" fo:text-indent="0in" style:auto-text-indent="false"/>
      <style:text-properties style:font-name="Bahnschrift" fo:font-weight="bold" officeooo:rsid="00441a84" officeooo:paragraph-rsid="00441a84" style:font-weight-asian="bold" style:font-weight-complex="bold"/>
    </style:style>
    <style:style style:name="P25" style:family="paragraph" style:parent-style-name="Text_20_body">
      <style:paragraph-properties fo:margin-left="0in" fo:margin-right="0in" fo:orphans="2" fo:widows="2" fo:text-indent="0in" style:auto-text-indent="false"/>
      <style:text-properties fo:font-size="12pt" fo:font-weight="normal" officeooo:rsid="0015f43f" officeooo:paragraph-rsid="0046ad1a" style:font-size-asian="10.5pt" style:font-weight-asian="normal" style:font-size-complex="12pt" style:font-weight-complex="normal"/>
    </style:style>
    <style:style style:name="P26" style:family="paragraph" style:parent-style-name="Text_20_body">
      <style:paragraph-properties fo:margin-left="0in" fo:margin-right="0in" fo:orphans="2" fo:widows="2" fo:text-indent="0in" style:auto-text-indent="false"/>
      <style:text-properties officeooo:paragraph-rsid="003ca583"/>
    </style:style>
    <style:style style:name="P27" style:family="paragraph" style:parent-style-name="Text_20_body">
      <style:text-properties officeooo:paragraph-rsid="00342018"/>
    </style:style>
    <style:style style:name="P28" style:family="paragraph" style:parent-style-name="Text_20_body">
      <style:text-properties officeooo:paragraph-rsid="00403a86"/>
    </style:style>
    <style:style style:name="P29" style:family="paragraph" style:parent-style-name="Text_20_body">
      <style:text-properties officeooo:paragraph-rsid="0046ad1a"/>
    </style:style>
    <style:style style:name="P30" style:family="paragraph" style:parent-style-name="Text_20_body">
      <style:text-properties officeooo:paragraph-rsid="0048bb17"/>
    </style:style>
    <style:style style:name="T1" style:family="text">
      <style:text-properties fo:font-variant="normal" fo:text-transform="none" fo:color="#000000" loext:opacity="100%" style:font-name="Bahnschrift" fo:font-size="12pt" fo:letter-spacing="normal" fo:font-style="normal" fo:font-weight="normal" officeooo:rsid="0015f43f" style:font-size-asian="12pt" style:font-weight-asian="normal" style:font-size-complex="12pt" style:font-weight-complex="normal"/>
    </style:style>
    <style:style style:name="T2" style:family="text">
      <style:text-properties fo:font-variant="normal" fo:text-transform="none" fo:color="#000000" loext:opacity="100%" style:font-name="Bahnschrift" fo:font-size="12pt" fo:letter-spacing="normal" fo:font-style="normal" fo:font-weight="normal" officeooo:rsid="000c4efb" style:font-size-asian="12pt" style:font-weight-asian="normal" style:font-size-complex="12pt" style:font-weight-complex="normal"/>
    </style:style>
    <style:style style:name="T3" style:family="text">
      <style:text-properties fo:font-variant="normal" fo:text-transform="none" fo:color="#000000" loext:opacity="100%" style:font-name="Bahnschrift" fo:font-size="12pt" fo:letter-spacing="normal" fo:font-style="normal" fo:font-weight="normal" officeooo:rsid="0018fbf5" style:font-size-asian="12pt" style:font-weight-asian="normal" style:font-size-complex="12pt" style:font-weight-complex="normal"/>
    </style:style>
    <style:style style:name="T4" style:family="text">
      <style:text-properties fo:font-variant="normal" fo:text-transform="none" fo:color="#000000" loext:opacity="100%" style:font-name="Bahnschrift" fo:font-size="12pt" fo:letter-spacing="normal" fo:font-style="normal" fo:font-weight="normal" officeooo:rsid="004075ff" style:font-size-asian="12pt" style:font-weight-asian="normal" style:font-size-complex="12pt" style:font-weight-complex="normal"/>
    </style:style>
    <style:style style:name="T5" style:family="text">
      <style:text-properties fo:font-variant="normal" fo:text-transform="none" fo:color="#000000" loext:opacity="100%" style:font-name="Bahnschrift" fo:font-size="12pt" fo:letter-spacing="normal" fo:font-style="normal" fo:font-weight="normal" officeooo:rsid="00342018" style:font-size-asian="10.5pt" style:font-weight-asian="normal" style:font-size-complex="12pt" style:font-weight-complex="normal"/>
    </style:style>
    <style:style style:name="T6" style:family="text">
      <style:text-properties fo:font-variant="normal" fo:text-transform="none" fo:color="#000000" loext:opacity="100%" style:font-name="Bahnschrift" fo:font-size="12pt" fo:letter-spacing="normal" fo:font-style="normal" fo:font-weight="normal" officeooo:rsid="003fa440" style:font-size-asian="10.5pt" style:font-weight-asian="normal" style:font-size-complex="12pt" style:font-weight-complex="normal"/>
    </style:style>
    <style:style style:name="T7" style:family="text">
      <style:text-properties fo:font-variant="normal" fo:text-transform="none" fo:color="#000000" loext:opacity="100%" style:font-name="Bahnschrift" fo:font-size="12pt" fo:letter-spacing="normal" fo:font-style="normal" fo:font-weight="normal" officeooo:rsid="00460a45" style:font-size-asian="10.5pt" style:font-weight-asian="normal" style:font-size-complex="12pt" style:font-weight-complex="normal"/>
    </style:style>
    <style:style style:name="T8" style:family="text">
      <style:text-properties fo:font-variant="normal" fo:text-transform="none" fo:color="#000000" loext:opacity="100%" style:font-name="Bahnschrift" fo:font-size="12pt" fo:letter-spacing="normal" fo:font-style="normal" fo:font-weight="normal" officeooo:rsid="0046ad1a" style:font-size-asian="10.5pt" style:font-weight-asian="normal" style:font-size-complex="12pt" style:font-weight-complex="normal"/>
    </style:style>
    <style:style style:name="T9" style:family="text">
      <style:text-properties fo:font-variant="normal" fo:text-transform="none" fo:color="#000000" loext:opacity="100%" style:font-name="Bahnschrift" fo:font-size="12pt" fo:letter-spacing="normal" fo:font-style="normal" fo:font-weight="normal" officeooo:rsid="0048bb17" style:font-size-asian="10.5pt" style:font-weight-asian="normal" style:font-size-complex="12pt" style:font-weight-complex="normal"/>
    </style:style>
    <style:style style:name="T10" style:family="text">
      <style:text-properties fo:font-variant="normal" fo:text-transform="none" fo:color="#000000" loext:opacity="100%" style:font-name="Bahnschrift" fo:font-size="12pt" fo:letter-spacing="normal" fo:font-style="normal" officeooo:rsid="001227de" style:font-size-asian="12pt" style:font-size-complex="12pt"/>
    </style:style>
    <style:style style:name="T11" style:family="text">
      <style:text-properties fo:font-variant="normal" fo:text-transform="none" fo:color="#000000" loext:opacity="100%" style:font-name="Bahnschrift" fo:font-size="12pt" fo:letter-spacing="normal" fo:font-style="normal" officeooo:rsid="000c4efb" style:font-size-asian="12pt" style:font-size-complex="12pt"/>
    </style:style>
    <style:style style:name="T12" style:family="text">
      <style:text-properties fo:font-variant="normal" fo:text-transform="none" fo:color="#000000" loext:opacity="100%" style:font-name="Bahnschrift" fo:font-size="12pt" fo:letter-spacing="normal" fo:font-style="normal" officeooo:rsid="004075ff" style:font-size-asian="12pt" style:font-size-complex="12pt"/>
    </style:style>
    <style:style style:name="T13" style:family="text">
      <style:text-properties fo:font-variant="normal" fo:text-transform="none" fo:color="#000000" loext:opacity="100%" style:font-name="Bahnschrift" fo:font-size="12pt" fo:letter-spacing="normal" fo:font-style="normal" style:text-underline-style="solid" style:text-underline-width="auto" style:text-underline-color="font-color" officeooo:rsid="0015f43f" style:font-size-asian="12pt" style:font-size-complex="12pt"/>
    </style:style>
    <style:style style:name="T14" style:family="text">
      <style:text-properties fo:font-variant="normal" fo:text-transform="none" fo:color="#000000" loext:opacity="100%" style:font-name="Bahnschrift" fo:font-size="12pt" fo:letter-spacing="normal" fo:font-style="normal" style:text-underline-style="solid" style:text-underline-width="auto" style:text-underline-color="font-color" fo:font-weight="normal" officeooo:rsid="00342018" style:font-size-asian="10.5pt" style:font-weight-asian="normal" style:font-size-complex="12pt" style:font-weight-complex="normal"/>
    </style:style>
    <style:style style:name="T15" style:family="text">
      <style:text-properties fo:font-variant="normal" fo:text-transform="none" fo:color="#000000" loext:opacity="100%" style:font-name="Bahnschrift" fo:font-size="12pt" fo:letter-spacing="normal" fo:font-style="normal" fo:font-weight="bold" officeooo:rsid="00342018" style:font-size-asian="10.5pt" style:font-weight-asian="bold" style:font-size-complex="12pt" style:font-weight-complex="bold"/>
    </style:style>
    <style:style style:name="T16" style:family="text">
      <style:text-properties fo:font-variant="normal" fo:text-transform="none" fo:color="#000000" loext:opacity="100%" style:font-name="Bahnschrift" fo:font-size="12pt" fo:letter-spacing="normal" fo:font-style="normal" fo:font-weight="bold" officeooo:rsid="003fa440" style:font-size-asian="10.5pt" style:font-weight-asian="bold" style:font-size-complex="12pt" style:font-weight-complex="bold"/>
    </style:style>
    <style:style style:name="T17" style:family="text">
      <style:text-properties fo:font-variant="normal" fo:text-transform="none" fo:color="#000000" loext:opacity="100%" style:font-name="Bahnschrift" fo:font-size="12pt" fo:letter-spacing="normal" fo:font-style="normal" fo:font-weight="bold" officeooo:rsid="0046ad1a" style:font-size-asian="10.5pt" style:font-weight-asian="bold" style:font-size-complex="12pt" style:font-weight-complex="bold"/>
    </style:style>
    <style:style style:name="T18" style:family="text">
      <style:text-properties fo:font-variant="normal" fo:text-transform="none" fo:color="#000000" loext:opacity="100%" style:font-name="Bahnschrift" fo:font-size="12pt" fo:letter-spacing="normal" fo:font-style="normal" fo:font-weight="bold" officeooo:rsid="0047407b" style:font-size-asian="10.5pt" style:font-weight-asian="bold" style:font-size-complex="12pt" style:font-weight-complex="bold"/>
    </style:style>
    <style:style style:name="T19" style:family="text">
      <style:text-properties fo:font-variant="normal" fo:text-transform="none" fo:color="#000000" loext:opacity="100%" style:font-name="Bahnschrift" fo:font-size="12pt" fo:letter-spacing="normal" fo:font-style="normal" fo:font-weight="bold" officeooo:rsid="0018fbf5" style:font-size-asian="12pt" style:font-weight-asian="bold" style:font-size-complex="12pt" style:font-weight-complex="bold"/>
    </style:style>
    <style:style style:name="T20" style:family="text">
      <style:text-properties fo:font-variant="normal" fo:text-transform="none" fo:color="#000000" loext:opacity="100%" style:font-name="Bahnschrift" fo:font-size="12pt" fo:letter-spacing="normal" fo:font-style="normal" fo:font-weight="bold" officeooo:rsid="003ca583" style:font-size-asian="12pt" style:font-weight-asian="bold" style:font-size-complex="12pt" style:font-weight-complex="bold"/>
    </style:style>
    <style:style style:name="T21" style:family="text">
      <style:text-properties fo:font-variant="normal" fo:text-transform="none" fo:color="#000000" loext:opacity="100%" style:font-name="Bahnschrift" fo:font-size="14pt" fo:letter-spacing="normal" fo:font-style="normal" fo:font-weight="bold" officeooo:rsid="00342018" style:font-size-asian="14pt" style:font-weight-asian="bold" style:font-size-complex="14pt" style:font-weight-complex="bold"/>
    </style:style>
    <style:style style:name="T22" style:family="text">
      <style:text-properties fo:font-variant="normal" fo:text-transform="none" fo:color="#000000" loext:opacity="100%" style:font-name="Bahnschrift" fo:font-size="18pt" fo:letter-spacing="normal" fo:font-style="normal" fo:font-weight="bold" officeooo:rsid="00342018" style:font-size-asian="18pt" style:font-weight-asian="bold" style:font-size-complex="18pt" style:font-weight-complex="bold"/>
    </style:style>
    <style:style style:name="T23" style:family="text">
      <style:text-properties style:use-window-font-color="true" loext:opacity="0%" style:font-name="Consolas" fo:font-size="12pt" style:font-size-asian="12pt"/>
    </style:style>
    <style:style style:name="T24" style:family="text">
      <style:text-properties style:use-window-font-color="true" loext:opacity="0%" style:font-name="Bahnschrift" style:text-underline-style="solid" style:text-underline-width="auto" style:text-underline-color="font-color"/>
    </style:style>
    <style:style style:name="T25" style:family="text">
      <style:text-properties style:font-name="Bahnschrift"/>
    </style:style>
    <style:style style:name="T26" style:family="text">
      <style:text-properties style:font-name="Bahnschrift" style:text-underline-style="none" officeooo:rsid="001227de"/>
    </style:style>
    <style:style style:name="T27" style:family="text">
      <style:text-properties style:font-name="Bahnschrift" style:text-underline-style="solid" style:text-underline-width="auto" style:text-underline-color="font-color"/>
    </style:style>
    <style:style style:name="T28" style:family="text">
      <style:text-properties style:font-name="Bahnschrift" fo:font-weight="bold" style:font-weight-asian="bold" style:font-weight-complex="bold"/>
    </style:style>
    <style:style style:name="T29" style:family="text">
      <style:text-properties style:font-name="Bahnschrift" fo:font-size="18pt" fo:font-weight="bold" style:font-size-asian="18pt" style:font-weight-asian="bold" style:font-size-complex="18pt" style:font-weight-complex="bold"/>
    </style:style>
    <style:style style:name="T30" style:family="text">
      <style:text-properties style:text-underline-style="none"/>
    </style:style>
    <style:style style:name="T31" style:family="text">
      <style:text-properties fo:font-size="18pt" fo:font-weight="bold" style:font-size-asian="18pt" style:font-weight-asian="bold" style:font-size-complex="18pt" style:font-weight-complex="bold"/>
    </style:style>
    <style:style style:name="T32" style:family="text">
      <style:text-properties officeooo:rsid="0015f43f"/>
    </style:style>
    <style:style style:name="T33" style:family="text">
      <style:text-properties fo:font-weight="bold" style:font-weight-asian="bold" style:font-weight-complex="bold"/>
    </style:style>
    <style:style style:name="T34" style:family="text">
      <style:text-properties officeooo:rsid="003ca583"/>
    </style:style>
    <style:style style:name="T35" style:family="text">
      <style:text-properties officeooo:rsid="003cb2c7"/>
    </style:style>
    <style:style style:name="T36" style:family="text">
      <style:text-properties officeooo:rsid="00441a84"/>
    </style:style>
    <style:style style:name="T37" style:family="text">
      <style:text-properties officeooo:rsid="0030f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Source_20_Text"><text:span text:style-name="T26">PREPARE </text:span></text:span><text:span text:style-name="T30">DIRECTORY STRUCTURE</text:span></text:h>
      <text:p text:style-name="P1"><text:span text:style-name="Source_20_Text"><text:span text:style-name="T2">The script </text:span></text:span><text:span text:style-name="Source_20_Text"><text:span text:style-name="T4">takes care of creating the directory structure, and giving the permissions, in the prepare function. Here is how that structure looks like:</text:span></text:span></text:p>
      <text:p text:style-name="P1"><text:span text:style-name="Source_20_Text"><text:span text:style-name="T11">/opt/security/working<text:line-break/>/opt/security/</text:span></text:span><text:span text:style-name="Source_20_Text"><text:span text:style-name="T10">errors<text:line-break/>/opt/security/</text:span></text:span><text:span text:style-name="Source_20_Text"><text:span text:style-name="T12">bin</text:span></text:span></text:p>
      <text:p text:style-name="P2"><text:span text:style-name="Source_20_Text"><text:span text:style-name="T4">Also the script copies the PGP keys and SSH keys required to the security directory:</text:span></text:span></text:p>
      <text:p text:style-name="P5">shaal25790.asc, shaal25790_public.asc, shaal25790.id, shaal25790_public.id</text:p>
      <text:p text:style-name="P21"/>
      <text:p text:style-name="P21">EXECUTION OF THE SCRIPT</text:p>
      <text:p text:style-name="P7">To execute the script we navigate to the directory where it is stored</text:p>
      <text:p text:style-name="P13">cd /code/</text:p>
      <text:p text:style-name="P7">Then we call the script, sending parameters like this:</text:p>
      <text:p text:style-name="P13">./tth-shaal25790.sh "https://shady-cnd.no" "shady-logs.no" "shaal25790"</text:p>
      <text:p text:style-name="P7">Parameter #1: server url where the IoC file is stored.</text:p>
      <text:p text:style-name="P7">Parameter #2: the upload url, to upload the report file.</text:p>
      <text:p text:style-name="P7">Parameter #3: the identity of the user.</text:p>
      <text:p text:style-name="P7"/>
      <text:p text:style-name="P7"><text:span text:style-name="T31">AUTOMATE SCRIPT EXECUTION</text:span> </text:p>
      <text:p text:style-name="P7">This can be done using the cron jobs. This system enables us to schedule tasks/jobs to execute automatically in specific times and repeat in specific periods. Each user has own crontab where they can schedule jobs, which is stored under /var/spool/cron/crontabs</text:p>
      <text:p text:style-name="P7">Example: a cron job that runs the command curl http://www.google.com every Tuesday at 5:30 PM: 30 17 * * 2 curl http://www.google.com</text:p>
      <text:p text:style-name="P7">Now we can create an automated job for our script, to be automatically executed every day at 2 am. Using the command crontab -e a text editor opens a tmp file, where you place your lines. This is for safety, to prevent you from risking all your acrual crontabs if the new one fails due to syntax error, so to check your new crontab for errors, if there are no errors, your actual crontab will be updated. You should never touch your actual crontab directly, use <text:span text:style-name="T33">crontab -e</text:span> instead. Then we add these lines:</text:p>
      <text:p text:style-name="P4"><text:soft-page-break/>MAILTO="shaal25790@stud.noroff.no"</text:p>
      <text:p text:style-name="P4">0 2 * * * /bin/bash /code/tth-shaal25790.sh</text:p>
      <text:p text:style-name="P8">By default, cron will send an email to the owner of the crontab whenever a cron job produces output. We can change that default email by defining this variable in the cronjob:</text:p>
      <text:p text:style-name="P8">the 0 represents minuts, 2 represents hours, then day of month (1-31), month (1-12), day of the week (0-7 where both 0 &amp; 7 represent sunday)</text:p>
      <text:p text:style-name="P22"><text:span text:style-name="T37">Save &amp; exit the editor, so the cronjob is created for your user. Make sure the script has the execute permissions: sudo chmod +x /code/tth-IOC.sh</text:span></text:p>
      <text:p text:style-name="P22"><text:span text:style-name="T31"/></text:p>
      <text:p text:style-name="P22"><text:span text:style-name="T31">DOWNLOAD FILES FROM URL</text:span></text:p>
      <text:p text:style-name="P14">To download files as mentioned in the specifications, we need to create a website that is hosted on the localhost of Ubuntu. The sever name will be the url passed as the first parameter to the script, and the files are located in the base url.</text:p>
      <text:p text:style-name="P14">First, check if Apache is installed using this:<text:line-break/><text:span text:style-name="T33">apache2 -v</text:span></text:p>
      <text:p text:style-name="P14">If it is installed the apache version should appear. If you get a message saying “apache2 command is not found”, then you should install it yourself using:</text:p>
      <text:p text:style-name="P12">sudo apt update -<text:span text:style-name="T36">y</text:span></text:p>
      <text:p text:style-name="P12">sudo apt install apache2 -<text:span text:style-name="T36">y</text:span></text:p>
      <text:p text:style-name="P14">After installation is done, the directory /var/www should be created, if not, just create it and give permissions and ownership to the user www-data using:</text:p>
      <text:p text:style-name="P11">sudo mkdir /var/www/<text:span text:style-name="T35">shady-cnd</text:span></text:p>
      <text:p text:style-name="P12">sudo chown www-data:www-data /var/ww<text:span text:style-name="T34">w/shady-cnd</text:span></text:p>
      <text:p text:style-name="P12">sudo chmod 755 /var/www/shady-cnd</text:p>
      <text:p text:style-name="P24"/>
      <text:p text:style-name="P12">Add this line to the /etc/hosts</text:p>
      <text:p text:style-name="P12">127.0.0.1<text:tab/>shady-cnd.no</text:p>
      <text:p text:style-name="P17"><text:span text:style-name="Source_20_Text"><text:span text:style-name="T29"/></text:span></text:p>
      <text:p text:style-name="P17"><text:span text:style-name="Source_20_Text"><text:span text:style-name="T29"/></text:span></text:p>
      <text:p text:style-name="P17"><text:span text:style-name="Source_20_Text"><text:span text:style-name="T29"/></text:span></text:p>
      <text:p text:style-name="P17"><text:soft-page-break/><text:span text:style-name="Source_20_Text"><text:span text:style-name="T29">ACCESS VIA HTTPS</text:span></text:span></text:p>
      <text:p text:style-name="P1"><text:span text:style-name="Source_20_Text"><text:span text:style-name="T1">The website is required to be accessed via HTTPS. So, we install </text:span></text:span><text:span text:style-name="Source_20_Text"><text:span text:style-name="T13">SSL Certificate</text:span></text:span><text:span text:style-name="Source_20_Text"><text:span text:style-name="T1">. Create a new OpenSSL configuration file with the following content: openssl.cnf</text:span></text:span></text:p>
      <text:p text:style-name="P9">[req]</text:p>
      <text:p text:style-name="P9">distinguished_name = req_distinguished_name</text:p>
      <text:p text:style-name="P9">x509_extensions = v3_req</text:p>
      <text:p text:style-name="P9">prompt = no</text:p>
      <text:p text:style-name="P9">[req_distinguished_name]</text:p>
      <text:p text:style-name="P9">CN = shady-cnd.no</text:p>
      <text:p text:style-name="P9">[v3_req]</text:p>
      <text:p text:style-name="P9">keyUsage = keyEncipherment, dataEncipherment</text:p>
      <text:p text:style-name="P9">extendedKeyUsage = serverAuth</text:p>
      <text:p text:style-name="P10">subjectAltName = @alt_names</text:p>
      <text:p text:style-name="P10">[alt_names]</text:p>
      <text:p text:style-name="P10">DNS.1 = shady-cnd.no</text:p>
      <text:p text:style-name="P10">IP.1 = 127.0.0.1</text:p>
      <text:p text:style-name="P6">This configuration file sets up a certificate for localhost that’s valid for IP address 127.0.0.1. <text:span text:style-name="T32">Then generate a self-signed certificate using this command with the previous config file:</text:span></text:p>
      <text:p text:style-name="P3">openssl req -x509 -nodes -days 365 -newkey rsa:2048 -keyout shady-cnd.key -out shady-cnd.crt -config openssl.cnf</text:p>
      <text:p text:style-name="P25"><text:span text:style-name="T25">this generates </text:span><text:span text:style-name="T24">shady-cnd</text:span><text:span text:style-name="T27">.crt </text:span><text:span text:style-name="T25">as the certificate and </text:span><text:span text:style-name="T27">shady-cnd.key </text:span><text:span text:style-name="T25">as private.key, so we use them in apache configuration file:</text:span></text:p>
      <text:p text:style-name="P25"><text:span text:style-name="T28">sudo nano /etc/apache2/sites-available/shady-cnd.conf</text:span></text:p>
      <text:p text:style-name="P19" loext:marker-style-name="T23">&lt;VirtualHost *:80&gt;</text:p>
      <text:p text:style-name="P19" loext:marker-style-name="T23"><text:s text:c="4"/>ServerAdmin shaal25790@stud.noroff.no</text:p>
      <text:p text:style-name="P19" loext:marker-style-name="T23"><text:s text:c="4"/>ServerName shady-cnd.no</text:p>
      <text:p text:style-name="P19" loext:marker-style-name="T23"><text:s text:c="4"/>ServerAlias www.shady-cnd.no</text:p>
      <text:p text:style-name="P19" loext:marker-style-name="T23"><text:s text:c="4"/>DocumentRoot /var/www/shady-cnd/</text:p>
      <text:p text:style-name="P19" loext:marker-style-name="T23"><text:s text:c="4"/>ErrorLog ${APACHE_LOG_DIR}/error.log</text:p>
      <text:p text:style-name="P19" loext:marker-style-name="T23"><text:s text:c="4"/>CustomLog ${APACHE_LOG_DIR}/access.log combined</text:p>
      <text:p text:style-name="P19" loext:marker-style-name="T23">&lt;/VirtualHost&gt;</text:p>
      <text:p text:style-name="P19" loext:marker-style-name="T23"/>
      <text:p text:style-name="P19" loext:marker-style-name="T23">&lt;VirtualHost *:443&gt;</text:p>
      <text:p text:style-name="P19" loext:marker-style-name="T23"><text:s text:c="4"/>ServerName shady-cnd.no</text:p>
      <text:p text:style-name="P19" loext:marker-style-name="T23"><text:s text:c="4"/>DocumentRoot /var/www/shady-cnd</text:p>
      <text:p text:style-name="P19" loext:marker-style-name="T23"><text:s text:c="4"/>SSLEngine on</text:p>
      <text:p text:style-name="P19" loext:marker-style-name="T23"><text:s text:c="4"/>SSLCertificateFile /code/shady-cnd.crt</text:p>
      <text:p text:style-name="P19" loext:marker-style-name="T23"><text:s text:c="4"/>SSLCertificateKeyFile /code/shady-cnd.key</text:p>
      <text:p text:style-name="P19" loext:marker-style-name="T23"><text:s text:c="4"/>&lt;Directory /var/www/shady-cnd/&gt;</text:p>
      <text:p text:style-name="P19" loext:marker-style-name="T23"><text:s text:c="8"/>AllowOverride All</text:p>
      <text:p text:style-name="P19" loext:marker-style-name="T23"><text:s text:c="4"/>&lt;/Directory&gt;</text:p>
      <text:p text:style-name="P19" loext:marker-style-name="T23">&lt;/VirtualHost&gt;</text:p>
      <text:p text:style-name="P16"><text:soft-page-break/><text:span text:style-name="Source_20_Text"><text:span text:style-name="T1">Then enable the SSL Module and the website again then restart apache:<text:line-break/></text:span></text:span><text:span text:style-name="Source_20_Text"><text:span text:style-name="T28">sudo a2enmod ssl<text:line-break/>sudo a2ensite shady-cnd<text:line-break/>sudo systemctl reload apache2</text:span></text:span></text:p>
      <text:p text:style-name="P16"><text:span text:style-name="Source_20_Text"><text:span text:style-name="T3">But here can encounter an error caused by self-signed certificates are not trusted by default by most systems, since they’re not issued by a recognized Certificate Authority (CA). So we solve this by copying the certificate to the Trusted CA Directory, then update the ca Certificate Directory:</text:span></text:span></text:p>
      <text:p text:style-name="P16"><text:span text:style-name="Source_20_Text"><text:span text:style-name="T19">sudo cp /code/</text:span></text:span><text:span text:style-name="Source_20_Text"><text:span text:style-name="T20">shady-cnd</text:span></text:span><text:span text:style-name="Source_20_Text"><text:span text:style-name="T19">.crt /usr/local/share/ca-certificates/ <text:line-break/>sudo update-ca-certificates</text:span></text:span></text:p>
      <text:p text:style-name="P16"><text:span text:style-name="Source_20_Text"><text:span text:style-name="T3">Now, you should be able to download https://shady-cnd.no/IOC-20231122.ioc via HTTPS.</text:span></text:span></text:p>
      <text:p text:style-name="P16"><text:span text:style-name="Source_20_Text"><text:span text:style-name="T19">NOTICE</text:span></text:span><text:span text:style-name="Source_20_Text"><text:span text:style-name="T3">: don’t forget to create the directory /var/www/uploads also, since it is checked in the IoC files.</text:span></text:span></text:p>
      <text:p text:style-name="P16"><text:span text:style-name="Source_20_Text"><text:span text:style-name="T5"/></text:span></text:p>
      <text:p text:style-name="P15"><text:span text:style-name="Source_20_Text"><text:span text:style-name="T5"/></text:span></text:p>
      <text:p text:style-name="P15"><text:span text:style-name="Source_20_Text"><text:span text:style-name="T22">VALIDATE FILES IN /sbin, /bin, /usr/sbin, /usr/bin AND /usr/lib MATCH THE HASHES IN THE SYSTEM PACKAGE DATABASE</text:span></text:span></text:p>
      <text:p text:style-name="P15"><text:span text:style-name="Source_20_Text"><text:span text:style-name="T5">To do that I use the </text:span></text:span><text:span text:style-name="Source_20_Text"><text:span text:style-name="T21">dpkg</text:span></text:span><text:span text:style-name="Source_20_Text"><text:span text:style-name="T5"> command, since it is the built in alternative that can do the job. However, the command itself does not provide a build in way to verify the integrity of all files installed in the specified directories. So, we use the dpkg -V command to check the integrity of the installed packages, but it doesn’t check all files and can’t specify directories. So, we use a combination of commands to achieve that. This way, we can run away with this, without having to install any tools/utilities on Ubuntu (ex. debsums and aide), to satisfy the specifications.</text:span></text:span></text:p>
      <text:p text:style-name="P15"><text:span text:style-name="Source_20_Text"><text:span text:style-name="T5"/></text:span></text:p>
      <text:p text:style-name="P15"><text:span text:style-name="Source_20_Text"><text:span text:style-name="T5"/></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pan text:style-name="Source_20_Text"><text:span text:style-name="T22"/></text:span></text:p>
      <text:p text:style-name="P15"><text:soft-page-break/><text:span text:style-name="Source_20_Text"><text:span text:style-name="T22">UPLOAD</text:span></text:span></text:p>
      <text:p text:style-name="P30"><text:span text:style-name="Source_20_Text"><text:span text:style-name="T9">We might do the same as in the download, create a web server shady-logs.no to upload files to. For local web server being created, c</text:span></text:span><text:span text:style-name="Source_20_Text"><text:span text:style-name="T5">heck </text:span></text:span><text:span text:style-name="Source_20_Text"><text:span text:style-name="T9">first </text:span></text:span><text:span text:style-name="Source_20_Text"><text:span text:style-name="T5">if the user you are connecting with, does exists on the remote server:</text:span></text:span></text:p>
      <text:p text:style-name="P15"><text:span text:style-name="Source_20_Text"><text:span text:style-name="T15">cat /etc/passwd | grep shaal25790</text:span></text:span></text:p>
      <text:p text:style-name="P15"><text:span text:style-name="Source_20_Text"><text:span text:style-name="T5">If the user doesn’t exist on the </text:span></text:span><text:span text:style-name="Source_20_Text"><text:span text:style-name="T14">remote server (which is localhost itself in my own case)</text:span></text:span><text:span text:style-name="Source_20_Text"><text:span text:style-name="T5">, you need to create it, </text:span></text:span><text:span text:style-name="Source_20_Text"><text:span text:style-name="T7">and create a password for it</text:span></text:span><text:span text:style-name="Source_20_Text"><text:span text:style-name="T5">:</text:span></text:span></text:p>
      <text:p text:style-name="P15"><text:span text:style-name="Source_20_Text"><text:span text:style-name="T15">sudo useradd -m shaal25790</text:span></text:span></text:p>
      <text:p text:style-name="P15"><text:span text:style-name="Source_20_Text"><text:span text:style-name="T15">sudo passwd shaal25790</text:span></text:span></text:p>
      <text:p text:style-name="P15"><text:span text:style-name="Source_20_Text"><text:span text:style-name="T5">it is important our ssh public key is present on the remote server, so that it doesn’t ask for the password every time we use ssh. To add our ssh public key to the authorized_keys of the remote server:</text:span></text:span></text:p>
      <text:p text:style-name="P15"><text:span text:style-name="Source_20_Text"><text:span text:style-name="T15">sudo chmod 600 /home/shaal25790/.ssh/authorized_keys </text:span></text:span><text:span text:style-name="Source_20_Text"><text:span text:style-name="T5"># very important 600</text:span></text:span></text:p>
      <text:p text:style-name="P18"><text:span text:style-name="Source_20_Text"><text:span text:style-name="T15">ssh-copy-id -i ~/.ssh/id_rsa.pub ${USERNAME}@${UPLOAD_URL}</text:span></text:span></text:p>
      <text:p text:style-name="P18"><text:span text:style-name="Source_20_Text"><text:span text:style-name="T8"/></text:span></text:p>
      <text:p text:style-name="P18"><text:span text:style-name="Source_20_Text"><text:span text:style-name="T8">Also </text:span></text:span><text:span text:style-name="Source_20_Text"><text:span text:style-name="T6">inside </text:span></text:span><text:span text:style-name="Source_20_Text"><text:span text:style-name="T16">/etc/ssh/sshd_config</text:span></text:span><text:span text:style-name="Source_20_Text"><text:span text:style-name="T6"> should you find:</text:span></text:span></text:p>
      <text:p text:style-name="P18"><text:span text:style-name="Source_20_Text"><text:span text:style-name="T16">PubkeyAuthentication yes</text:span></text:span></text:p>
      <text:p text:style-name="P18"><text:span text:style-name="Source_20_Text"><text:span text:style-name="T16"/></text:span></text:p>
      <text:p text:style-name="P18"><text:span text:style-name="Source_20_Text"><text:span text:style-name="T6">Add </text:span></text:span><text:span text:style-name="Source_20_Text"><text:span text:style-name="T8">this</text:span></text:span><text:span text:style-name="Source_20_Text"><text:span text:style-name="T6"> line to the </text:span></text:span><text:span text:style-name="Source_20_Text"><text:span text:style-name="T16">/etc/hosts</text:span></text:span></text:p>
      <text:p text:style-name="P18"><text:span text:style-name="Source_20_Text"><text:span text:style-name="T16">127.0.0.1<text:tab/>shady-</text:span></text:span><text:span text:style-name="Source_20_Text"><text:span text:style-name="T18">logs</text:span></text:span><text:span text:style-name="Source_20_Text"><text:span text:style-name="T16">.no</text:span></text:span></text:p>
      <text:p text:style-name="P18"><text:span text:style-name="Source_20_Text"><text:span text:style-name="T16"/></text:span></text:p>
      <text:p text:style-name="P18"><text:span text:style-name="Source_20_Text"><text:span text:style-name="T16"/></text:span></text:p>
      <text:p text:style-name="P29"><text:span text:style-name="Source_20_Text"><text:span text:style-name="T17">All of these configurations are for local upload-server. However, in our assignment, the environment should have taken care of these already, as mentioned in the specification.</text:span></text:span></text:p>
      <text:p text:style-name="P18"><text:span text:style-name="Source_20_Text"><text:span text:style-name="T1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0T17:55:32.459000000</meta:creation-date>
    <dc:date>2023-11-28T23:16:14.486000000</dc:date>
    <meta:editing-duration>P1DT20H6M29S</meta:editing-duration>
    <meta:editing-cycles>63</meta:editing-cycles>
    <meta:generator>LibreOffice/7.5.8.2$Windows_X86_64 LibreOffice_project/f718d63693263970429a68f568db6046aaa9df01</meta:generator>
    <meta:document-statistic meta:table-count="0" meta:image-count="0" meta:object-count="0" meta:page-count="5" meta:paragraph-count="92" meta:word-count="1050" meta:character-count="7018" meta:non-whitespace-character-count="5998"/>
  </office:meta>
</office:document-meta>
</file>